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orm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setAcceptCharset( String 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FormElementImpl.getEn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FormElementImpl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HTMLForm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get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FormElementImpl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FormElementImpl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sub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FormElement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get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rmElemen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